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pring Workshop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pring JPA</text:p>
              </text:list-item>
              <text:list-item>
                <text:p>Spring Configuration</text:p>
              </text:list-item>
              <text:list-item>
                <text:p>Spring AOP</text:p>
              </text:list-item>
              <text:list-item>
                <text:p>Spring Batch</text:p>
              </text:list-item>
              <text:list-item>
                <text:p>Spring Security</text:p>
              </text:list-item>
              <text:list-item>
                <text:p>Spring Integ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JPA – ohne Spring</text:p>
          </draw:text-box>
        </draw:frame>
        <draw:frame presentation:style-name="pr2" draw:text-style-name="P1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Die Hauptbeteiligte:</text:p>
                <text:list>
                  <text:list-item>
                    <text:p>javax.persistence.EntityManager</text:p>
                  </text:list-item>
                  <text:list-item>
                    <text:p>javax.persistence.EntityTransaction</text:p>
                  </text:list-item>
                  <text:list-item>
                    <text:p>javax.persistence.Ent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pring JPA</text:p>
          </draw:text-box>
        </draw:frame>
        <draw:frame presentation:style-name="pr2" draw:text-style-name="P1" draw:layer="layout" svg:width="25.199cm" svg:height="6.516cm" svg:x="1.4cm" svg:y="4.914cm" presentation:class="outline" presentation:user-transformed="true">
          <draw:text-box>
            <text:list text:style-name="L2">
              <text:list-item>
                <text:p>AOP Transactions</text:p>
              </text:list-item>
              <text:list-item>
                <text:p>Entity Manager Inj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pring Configura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onstructor/Setter Injection</text:p>
              </text:list-item>
              <text:list-item>
                <text:p>Autowire</text:p>
              </text:list-item>
              <text:list-item>
                <text:p>Stereotypes</text:p>
              </text:list-item>
              <text:list-item>
                <text:p>Java Configu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pring AOP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ross cutting concerns – Logging, Transactions</text:p>
              </text:list-item>
              <text:list-item>
                <text:p>Interfac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pring Batch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Daten von/zu Datenbank, Dateien(CSV, XML, POD, 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pring Security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uthentication</text:p>
                <text:list>
                  <text:list-item>
                    <text:p>LDAP, AD, Preauthentication (SAML, …), ...</text:p>
                  </text:list-item>
                </text:list>
              </text:list-item>
              <text:list-item>
                <text:p>Authorization</text:p>
                <text:list>
                  <text:list-item>
                    <text:p>Application</text:p>
                  </text:list-item>
                </text:list>
              </text:list-item>
              <text:list-item>
                <text:p>Dokumentation</text:p>
              </text:list-item>
              <text:list-item>
                <text:p>Demo: <text:a xlink:href="https://crossdev.porsche.at/svn/poi-common/tapestry5/trunk/poco-tapestry5-security">https://crossdev.porsche.at/svn/poi-common/tapestry5/trunk/poco-tapestry5-security</text:a></text:p>
              </text:list-item>
              <text:list-item>
                <text:p>Doku: https://crossdev.porsche.at/xwiki/bin/view/Projekte-poi-common/POICommonSecur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pring Integra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emoting, Messaging und Scheduling</text:p>
              </text:list-item>
              <text:list-item>
                <text:p>Enterprise Application Patterns: http://www.eaipatterns.com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19T07:29:55</meta:creation-date>
    <meta:editing-duration>PT59M51S</meta:editing-duration>
    <meta:editing-cycles>11</meta:editing-cycles>
    <dc:date>2012-03-19T08:29:26</dc:date>
    <meta:generator>LibreOffice/3.4$Unix LibreOffice_project/340m1$Build-402</meta:generator>
    <meta:document-statistic meta:object-count="53"/>
  </office:meta>
</office:document-meta>
</file>